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0.3937in" fo:margin-right="0.3937in" fo:text-indent="0in" style:auto-text-indent="false"/>
    </style:style>
    <style:style style:name="P3" style:family="paragraph" style:parent-style-name="Text_20_body">
      <style:text-properties officeooo:rsid="00117f2f" officeooo:paragraph-rsid="00117f2f"/>
    </style:style>
    <style:style style:name="P4" style:family="paragraph" style:parent-style-name="Text_20_body">
      <style:text-properties officeooo:paragraph-rsid="00163251"/>
    </style:style>
    <style:style style:name="P5" style:family="paragraph" style:parent-style-name="Preformatted_20_Text">
      <style:text-properties officeooo:paragraph-rsid="00164baa"/>
    </style:style>
    <style:style style:name="P6" style:family="paragraph" style:parent-style-name="Heading_20_3">
      <style:text-properties officeooo:paragraph-rsid="00163251"/>
    </style:style>
    <style:style style:name="P7" style:family="paragraph" style:parent-style-name="List_20_Contents">
      <style:text-properties officeooo:paragraph-rsid="00163251"/>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text-position="super 58%"/>
    </style:style>
    <style:style style:name="T2" style:family="text">
      <style:text-properties officeooo:rsid="00117f2f"/>
    </style:style>
    <style:style style:name="T3" style:family="text">
      <style:text-properties officeooo:rsid="00163251"/>
    </style:style>
    <style:style style:name="T4" style:family="text">
      <style:text-properties officeooo:rsid="00164ba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 SET<text:tab/>2</text:p>
          <text:p text:style-name="P9"><text:s/>1.1 Definition<text:tab/>2</text:p>
          <text:p text:style-name="P9"><text:s/>1.2 Examples<text:tab/>3</text:p>
          <text:p text:style-name="P8"><text:s/>2 TASK<text:tab/>4</text:p>
          <text:p text:style-name="P9"><text:s/>2.1 Constructor<text:tab/>4</text:p>
          <text:p text:style-name="P9"><text:s/>2.2 Examples<text:tab/>5</text:p>
          <text:p text:style-name="P8"><text:s/>3 AREA<text:tab/>6</text:p>
          <text:p text:style-name="P9"><text:s/>3.1 Constructors<text:tab/>6</text:p>
          <text:p text:style-name="P9"><text:s/>3.2 Display modes<text:tab/>6</text:p>
          <text:p text:style-name="P9"><text:s/>3.3 Examples<text:tab/>6</text:p>
          <text:p text:style-name="P8"><text:s/>4 FILTER<text:tab/>7</text:p>
          <text:p text:style-name="P9"><text:s/>4.1 Constructors<text:tab/>7</text:p>
          <text:p text:style-name="P9"><text:s/>4.2 Examples<text:tab/>8</text:p>
          <text:p text:style-name="P8"><text:s/>5 POINT<text:tab/>9</text:p>
          <text:p text:style-name="P9"><text:s/>5.1 Static point (S) constructors<text:tab/>9</text:p>
          <text:p text:style-name="P9"><text:s/>5.2 Point from a list (L) constructors<text:tab/>9</text:p>
          <text:p text:style-name="P9"><text:s/>5.3 Logger mark (M) constructors<text:tab/>10</text:p>
          <text:p text:style-name="P9"><text:s/>5.4 Track point (T) constructors<text:tab/>10</text:p>
          <text:p text:style-name="P9"><text:s/>5.5 Display modes<text:tab/>12</text:p>
          <text:p text:style-name="P9"><text:s/>5.6 Examples<text:tab/>13</text:p>
          <text:p text:style-name="P8"><text:s/>6 RESULT<text:tab/>14</text:p>
          <text:p text:style-name="P9"><text:s/>6.1 Constructors<text:tab/>14</text:p>
          <text:p text:style-name="P9"><text:s/>6.2 Examples<text:tab/>15</text:p>
          <text:p text:style-name="P8"><text:s/>7 Full task examples<text:tab/>16</text:p>
          <text:p text:style-name="P9"><text:s/>7.1 Judge Declared Goal (nearest track point)<text:tab/>16</text:p>
          <text:p text:style-name="P9"><text:s/>7.2 Hesitation Waltz (logger marker drop)<text:tab/>16</text:p>
          <text:p text:style-name="P9"><text:s/>7.3 Gordon Bennett Memorial (logger marker drop)<text:tab/>16</text:p>
          <text:p text:style-name="P9"><text:s/>7.4 Maximum Distance Double Drop (first in / last out)<text:tab/>17</text:p>
          <text:p text:style-name="P8"><text:s/>8 BUGS and IDEAS<text:tab/>18</text:p>
        </text:index-body>
      </text:table-of-content>
      <text:h text:style-name="Heading_20_1" text:outline-level="1">SET</text:h>
      <text:p text:style-name="Preformatted_20_Text">set &lt;key&gt; = &lt;value&gt;[, &lt;value&gt;...]</text:p>
      <text:p text:style-name="Text_20_body">Allows to set different options.</text:p>
      <text:h text:style-name="Heading_20_2" text:outline-level="2">Definition</text:h>
      <text:h text:style-name="Heading_20_3" text:outline-level="3">Key DATE<text:span text:style-name="T2">TIME</text:span>: flight date <text:span text:style-name="T2">and time</text:span></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MAP</text:h>
      <text:p text:style-name="Preformatted_20_Text">set MAP = &lt;fileName&gt; | BLANK</text:p>
      <text:p text:style-name="Text_20_body">Sets the map image. </text:p>
      <text:p text:style-name="List_20_Contents">BLANK loads a blank map</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Key DATUM</text:h>
      <text:p text:style-name="Preformatted_20_Text">set DATUM = &lt;datumName&gt;</text:p>
      <text:p text:style-name="Text_20_body">Sets the default datum.</text:p>
      <text:p text:style-name="List_20_Contents">&lt;datumName&gt; is the datum name</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text:soft-page-break/>Sets the task completion order.</text:p>
      <text:p text:style-name="List_20_Contents">&lt;type&gt; is BYORDER or FREE</text:p>
      <text:h text:style-name="Heading_20_2" text:outline-level="2">Examples</text:h>
      <text:p text:style-name="Preformatted_20_Text">set DATETIME = 2010/09/19, AM<text:line-break/>set DATUM = European 1950<text:line-break/>set QNH = 1013</text:p>
      <text:h text:style-name="Heading_20_1" text:outline-level="1">TASK</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ext:span text:style-name="T3">TIME</text:span></text:h>
      <text:p text:style-name="Preformatted_20_Text">BEFORE<text:span text:style-name="T3">TIME</text:span>(&lt;time&gt;)</text:p>
      <text:p text:style-name="Text_20_body">Selects all the track points earlier than specified time.</text:p>
      <text:p text:style-name="List_20_Contents">&lt;time&gt; desired time in hh:mm:ss</text:p>
      <text:h text:style-name="Heading_20_3" text:outline-level="3">AFTER<text:span text:style-name="T3">TIME</text:span></text:h>
      <text:p text:style-name="P5">AFTER<text:span text:style-name="T3">TIME</text:span>(&lt;time&gt;<text:span text:style-name="T3">)</text:span></text:p>
      <text:p text:style-name="Text_20_body">Selects all the track points later than specified time.</text:p>
      <text:p text:style-name="List_20_Contents">&lt;time&gt; desired time in hh:mm:ss</text:p>
      <text:h text:style-name="P6" text:outline-level="3">BEFOR<text:span text:style-name="T3">EPOINT</text:span></text:h>
      <text:p text:style-name="P5"><text:span text:style-name="T3">BEFOREPOINT</text:span>(&lt;pointName&gt;)</text:p>
      <text:p text:style-name="P4">Selects all the track points earlier than specified point.</text:p>
      <text:p text:style-name="P7">&lt;pointName&gt; is the name of a previously defined point</text:p>
      <text:h text:style-name="P6" text:outline-level="3">AFTER<text:span text:style-name="T3">POINT</text:span></text:h>
      <text:p text:style-name="P5"><text:span text:style-name="T3">AFTERPOINT</text:span>(&lt;pointName&gt;)</text:p>
      <text:p text:style-name="P4">Selects all the track points later than specified point.</text:p>
      <text:p text:style-name="P7"><text:soft-page-break/>&lt;pointName&gt; is the name of a previously defined point</text:p>
      <text:h text:style-name="P6"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filters for the current task. Previous computations are not affected.</text:p>
      <text:h text:style-name="Heading_20_2" text:outline-level="2">Examples</text:h>
      <text:p text:style-name="Preformatted_20_Text">FILTER InArea = INSIDE(GBMArea)<text:line-break/>FILTER Before10:00 = BEFORE<text:span text:style-name="T4">TIME</text:span>(10:00:00)</text:p>
      <text:h text:style-name="Heading_20_1" text:outline-level="1">POINT</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 in format hh:mm:ss</text:p>
      <text:p text:style-name="List_20_Contents">&lt;maxTime&gt; declaration upper time limit in format hh:mm:ss</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in format hh:mm:ss.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in format hh:mm:ss.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text:h>
      <text:p text:style-name="Preformatted_20_Text">CROSSSHAIR([&lt;color&gt;])</text:p>
      <text:p text:style-name="Text_20_body">Displays a crosshair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text:soft-page-break/>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ext:span text:style-name="T2">t</text:span>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text:span text:style-name="T2">BUGS and </text:span>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P3">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0783in" fo:margin-bottom="0.0591in"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3937in" fo:margin-bottom="0.0827in"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0.3937in" fo:margin-right="0.3937in" fo:margin-top="0.0591in" fo:margin-bottom="0.0984in" fo:text-indent="0in"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0-11-03T09:07:12</dc:date>
    <meta:editing-duration>PT12H50M52S</meta:editing-duration>
    <meta:editing-cycles>84</meta:editing-cycles>
    <meta:generator>OpenOffice.org/3.2$Linux OpenOffice.org_project/320m19$Build-9505</meta:generator>
    <dc:creator>Toni </dc:creator>
    <meta:document-statistic meta:table-count="0" meta:image-count="0" meta:object-count="0" meta:page-count="18" meta:paragraph-count="345" meta:word-count="2340" meta:character-count="15235"/>
  </office:meta>
</office:document-meta>
</file>